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text-properties style:font-name="Liberation Serif" fo:font-size="12pt" officeooo:rsid="00293b89" officeooo:paragraph-rsid="001f3531" style:font-size-asian="12pt" style:font-size-complex="12pt"/>
    </style:style>
    <style:style style:name="P2" style:family="paragraph" style:parent-style-name="Text_20_body">
      <style:paragraph-properties fo:line-height="150%" fo:text-align="justify" style:justify-single-word="false"/>
      <style:text-properties style:font-name="Liberation Serif" fo:font-size="12pt" officeooo:rsid="00293b89" officeooo:paragraph-rsid="002a4d94" style:font-size-asian="12pt" style:font-size-complex="12pt"/>
    </style:style>
    <style:style style:name="P3" style:family="paragraph" style:parent-style-name="Text_20_body">
      <style:paragraph-properties fo:line-height="150%" fo:text-align="justify" style:justify-single-word="false"/>
      <style:text-properties style:font-name="Liberation Serif" fo:font-size="12pt" officeooo:rsid="00293b89" officeooo:paragraph-rsid="001f3531" style:font-size-asian="12pt" style:font-size-complex="12pt"/>
    </style:style>
    <style:style style:name="P4" style:family="paragraph" style:parent-style-name="Text_20_body">
      <style:paragraph-properties fo:line-height="150%" fo:text-align="justify" style:justify-single-word="false"/>
      <style:text-properties style:font-name="Liberation Serif" fo:font-size="12pt" officeooo:rsid="00293b89" officeooo:paragraph-rsid="002a558d" style:font-size-asian="12pt" style:font-size-complex="12pt"/>
    </style:style>
    <style:style style:name="P5" style:family="paragraph" style:parent-style-name="Text_20_body">
      <style:paragraph-properties fo:line-height="150%" fo:text-align="justify" style:justify-single-word="false"/>
      <style:text-properties style:font-name="Liberation Serif" fo:font-size="12pt" officeooo:paragraph-rsid="001f3531" style:font-size-asian="12pt" style:font-size-complex="12pt"/>
    </style:style>
    <style:style style:name="P6" style:family="paragraph" style:parent-style-name="Text_20_body">
      <style:paragraph-properties fo:line-height="150%" fo:text-align="justify" style:justify-single-word="false"/>
      <style:text-properties officeooo:paragraph-rsid="002a558d"/>
    </style:style>
    <style:style style:name="P7" style:family="paragraph" style:parent-style-name="Text_20_body" style:list-style-name="L1">
      <style:paragraph-properties fo:line-height="150%" fo:text-align="justify" style:justify-single-word="false"/>
      <style:text-properties officeooo:paragraph-rsid="002a558d"/>
    </style:style>
    <style:style style:name="P8" style:family="paragraph" style:parent-style-name="Text_20_body" style:list-style-name="L1">
      <style:paragraph-properties fo:line-height="150%" fo:text-align="justify" style:justify-single-word="false"/>
      <style:text-properties officeooo:rsid="002bbed4" officeooo:paragraph-rsid="002bbed4"/>
    </style:style>
    <style:style style:name="P9" style:family="paragraph" style:parent-style-name="Text_20_body">
      <style:paragraph-properties fo:text-align="justify" style:justify-single-word="false" fo:break-before="page"/>
      <style:text-properties style:font-name="Liberation Serif" fo:font-size="12pt" officeooo:rsid="00293b89" officeooo:paragraph-rsid="001f3531" style:font-size-asian="12pt" style:font-size-complex="12pt"/>
    </style:style>
    <style:style style:name="P10" style:family="paragraph" style:parent-style-name="Text_20_body">
      <style:paragraph-properties fo:line-height="150%" fo:text-align="justify" style:justify-single-word="false" fo:break-before="page"/>
      <style:text-properties style:font-name="Liberation Serif" fo:font-size="12pt" officeooo:paragraph-rsid="001f3531" style:font-size-asian="12pt" style:font-size-complex="12pt"/>
    </style:style>
    <style:style style:name="P11" style:family="paragraph" style:parent-style-name="Footnote">
      <style:text-properties officeooo:paragraph-rsid="00310a25"/>
    </style:style>
    <style:style style:name="P12" style:family="paragraph" style:parent-style-name="Footnote">
      <style:text-properties fo:font-style="normal" officeooo:rsid="000afbe8" officeooo:paragraph-rsid="00310a25" style:font-style-asian="normal" style:font-style-complex="normal"/>
    </style:style>
    <style:style style:name="P13" style:family="paragraph" style:parent-style-name="Footnote">
      <style:text-properties officeooo:rsid="0028a48f" officeooo:paragraph-rsid="0028a48f"/>
    </style:style>
    <style:style style:name="P14" style:family="paragraph" style:parent-style-name="Footnote">
      <style:text-properties officeooo:rsid="0020e3c8" officeooo:paragraph-rsid="0020e3c8"/>
    </style:style>
    <style:style style:name="P15" style:family="paragraph" style:parent-style-name="Footnote">
      <style:text-properties officeooo:rsid="00214750" officeooo:paragraph-rsid="00214750"/>
    </style:style>
    <style:style style:name="P16" style:family="paragraph" style:parent-style-name="Footnote">
      <style:text-properties officeooo:rsid="00232c35" officeooo:paragraph-rsid="00232c35"/>
    </style:style>
    <style:style style:name="P17" style:family="paragraph" style:parent-style-name="Footnote">
      <style:text-properties officeooo:rsid="00251827" officeooo:paragraph-rsid="00251827"/>
    </style:style>
    <style:style style:name="P18" style:family="paragraph" style:parent-style-name="Footnote">
      <style:text-properties officeooo:rsid="00270e16" officeooo:paragraph-rsid="00270e16"/>
    </style:style>
    <style:style style:name="P19" style:family="paragraph" style:parent-style-name="Footnote">
      <style:text-properties officeooo:rsid="00288181" officeooo:paragraph-rsid="00288181"/>
    </style:style>
    <style:style style:name="P20" style:family="paragraph" style:parent-style-name="Footnote">
      <style:text-properties officeooo:rsid="002a4d94" officeooo:paragraph-rsid="002a4d94" fo:background-color="#ffff00"/>
    </style:style>
    <style:style style:name="P21" style:family="paragraph" style:parent-style-name="Footnote">
      <style:text-properties officeooo:rsid="002a558d" officeooo:paragraph-rsid="002a558d"/>
    </style:style>
    <style:style style:name="P22" style:family="paragraph" style:parent-style-name="Footnote">
      <style:text-properties style:text-underline-style="solid" style:text-underline-width="auto" style:text-underline-color="font-color" officeooo:rsid="00288181" officeooo:paragraph-rsid="00288181" fo:background-color="#ffff00"/>
    </style:style>
    <style:style style:name="T1" style:family="text">
      <style:text-properties fo:font-style="normal" style:font-style-asian="normal" style:font-style-complex="normal"/>
    </style:style>
    <style:style style:name="T2" style:family="text">
      <style:text-properties fo:font-style="normal" officeooo:rsid="00310a25" style:font-style-asian="normal" style:font-style-complex="normal"/>
    </style:style>
    <style:style style:name="T3" style:family="text">
      <style:text-properties fo:font-style="normal" officeooo:rsid="000afbe8" style:font-style-asian="normal" style:font-style-complex="normal"/>
    </style:style>
    <style:style style:name="T4" style:family="text">
      <style:text-properties fo:font-style="normal" officeooo:rsid="002cd32e" style:font-style-asian="normal" style:font-style-complex="normal"/>
    </style:style>
    <style:style style:name="T5" style:family="text">
      <style:text-properties fo:font-style="normal" officeooo:rsid="002b894e" style:font-style-asian="normal" style:font-style-complex="normal"/>
    </style:style>
    <style:style style:name="T6" style:family="text">
      <style:text-properties fo:font-style="normal" officeooo:rsid="002de820" style:font-style-asian="normal" style:font-style-complex="normal"/>
    </style:style>
    <style:style style:name="T7" style:family="text">
      <style:text-properties fo:font-style="normal" officeooo:rsid="002e998b" style:font-style-asian="normal" style:font-style-complex="normal"/>
    </style:style>
    <style:style style:name="T8" style:family="text">
      <style:text-properties fo:font-style="normal" officeooo:rsid="00302ba2" style:font-style-asian="normal" style:font-style-complex="normal"/>
    </style:style>
    <style:style style:name="T9" style:family="text">
      <style:text-properties fo:font-style="normal" officeooo:rsid="00232c35" style:font-style-asian="normal" style:font-style-complex="normal"/>
    </style:style>
    <style:style style:name="T10" style:family="text">
      <style:text-properties fo:font-style="normal" officeooo:rsid="002a4d94" style:font-style-asian="normal" style:font-style-complex="normal"/>
    </style:style>
    <style:style style:name="T11" style:family="text">
      <style:text-properties fo:font-style="normal" officeooo:rsid="002a4d94" fo:background-color="transparent" loext:char-shading-value="0" style:font-style-asian="normal" style:font-style-complex="normal"/>
    </style:style>
    <style:style style:name="T12" style:family="text">
      <style:text-properties fo:font-style="italic" style:font-style-asian="italic" style:font-style-complex="italic"/>
    </style:style>
    <style:style style:name="T13" style:family="text">
      <style:text-properties fo:font-style="italic" officeooo:rsid="000afbe8" style:font-style-asian="italic" style:font-style-complex="italic"/>
    </style:style>
    <style:style style:name="T14" style:family="text">
      <style:text-properties fo:font-style="italic" officeooo:rsid="0020979f" style:font-style-asian="italic" style:font-style-complex="italic"/>
    </style:style>
    <style:style style:name="T15" style:family="text">
      <style:text-properties fo:font-style="italic" officeooo:rsid="002b894e" style:font-style-asian="italic" style:font-style-complex="italic"/>
    </style:style>
    <style:style style:name="T16" style:family="text">
      <style:text-properties fo:font-style="italic" officeooo:rsid="002cd32e" style:font-style-asian="italic" style:font-style-complex="italic"/>
    </style:style>
    <style:style style:name="T17" style:family="text">
      <style:text-properties fo:font-style="italic" officeooo:rsid="002de820" style:font-style-asian="italic" style:font-style-complex="italic"/>
    </style:style>
    <style:style style:name="T18" style:family="text">
      <style:text-properties fo:font-style="italic" officeooo:rsid="002a4d94" style:font-style-asian="italic" style:font-style-complex="italic"/>
    </style:style>
    <style:style style:name="T19" style:family="text">
      <style:text-properties fo:font-style="italic" officeooo:rsid="002a558d" style:font-style-asian="italic" style:font-style-complex="italic"/>
    </style:style>
    <style:style style:name="T20" style:family="text">
      <style:text-properties officeooo:rsid="0020979f"/>
    </style:style>
    <style:style style:name="T21" style:family="text">
      <style:text-properties officeooo:rsid="00214ca2"/>
    </style:style>
    <style:style style:name="T22" style:family="text">
      <style:text-properties officeooo:rsid="0025a322"/>
    </style:style>
    <style:style style:name="T23" style:family="text">
      <style:text-properties fo:language="fr" fo:country="FR" officeooo:rsid="0028a48f" style:language-asian="zxx" style:country-asian="none" style:language-complex="zxx" style:country-complex="none"/>
    </style:style>
    <style:style style:name="T24" style:family="text">
      <style:text-properties fo:language="fr" fo:country="FR" officeooo:rsid="0026bf85" style:language-asian="zxx" style:country-asian="none" style:language-complex="zxx" style:country-complex="none"/>
    </style:style>
    <style:style style:name="T25" style:family="text">
      <style:text-properties fo:language="fr" fo:country="FR" officeooo:rsid="0028ae63" style:language-asian="zxx" style:country-asian="none" style:language-complex="zxx" style:country-complex="none"/>
    </style:style>
    <style:style style:name="T26" style:family="text">
      <style:text-properties fo:language="fr" fo:country="FR" fo:font-style="italic" officeooo:rsid="0028a48f" style:language-asian="zxx" style:country-asian="none" style:font-style-asian="italic" style:language-complex="zxx" style:country-complex="none" style:font-style-complex="italic"/>
    </style:style>
    <style:style style:name="T27" style:family="text">
      <style:text-properties officeooo:rsid="002b894e"/>
    </style:style>
    <style:style style:name="T28" style:family="text">
      <style:text-properties officeooo:rsid="002de820"/>
    </style:style>
    <style:style style:name="T29" style:family="text">
      <style:text-properties officeooo:rsid="00288181"/>
    </style:style>
    <style:style style:name="T30" style:family="text">
      <style:text-properties style:font-name="Liberation Serif" fo:font-size="12pt" style:font-size-asian="12pt" style:font-size-complex="12pt"/>
    </style:style>
    <style:style style:name="T31" style:family="text">
      <style:text-properties style:font-name="Liberation Serif" fo:font-size="12pt" officeooo:rsid="002bbed4" style:font-size-asian="12pt" style:font-size-complex="12pt"/>
    </style:style>
    <style:style style:name="T32" style:family="text">
      <style:text-properties officeooo:rsid="002a558d"/>
    </style:style>
    <style:style style:name="T33" style:family="text">
      <style:text-properties officeooo:rsid="002bbed4"/>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tab/>La biosphère<text:note text:id="ftn2" text:note-class="footnote"><text:note-citation>1</text:note-citation><text:note-body><text:p text:style-name="P14">La biosphère s'entend de l'ensemble des écosystèmes de la Terre, correspondant à la mince couche de l’atmosphère, de l’hydrosphère et de la lithosphère où la vie est présente. L'écosystème désigne le système formé par un environnement (biotope) et par l'ensemble des espèces (biocénose) qui y vivent, s'y nourrissent et s'y reproduisent.</text:p></text:note-body></text:note> a connu <text:span text:style-name="T20">plusieurs</text:span> crises d'extinction des espèces. Il y a deux cent cinquante <text:span text:style-name="T20">millions</text:span> d'années, par exemple, la crise du <text:span text:style-name="T21">P</text:span>ermien a entraîné la disparition de 50 % des espèces animal<text:span text:style-name="T21">es</text:span> terrestre et <text:s/><text:span text:style-name="T21">de </text:span>95 % des animaux marins<text:note text:id="ftn3" text:note-class="footnote"><text:note-citation>2</text:note-citation><text:note-body><text:p text:style-name="P15">Les cinq extinctions d'espèces qualifiées de massives sont les suivantes :  1/ l'extinction de la fin de l’ordovicien, il y a 438 millions d’années (mA), liée à une glaciation ; 2/ l'extinction du dévonien, il y a - 370 Ma ; 3/ l'extinction du permien, il y a 250 mA, probablement suite à un réchauffement important du globe, peut-être entraîné ou renforcé par l’explosion d’un <text:span text:style-name="T32">super volcan</text:span> ; 4/ l'extinction à la jonction trias-jurassique, il y a 215 mA ; 5/ l'extinction de la fin du mésozoïque, il y a 65,5 mA. François RAMADE, dans <text:span text:style-name="T12">Le Grand Massacre. L’avenir des espèces vivantes</text:span><text:span text:style-name="T1">, (cité In., Laurent TESTOT, « Les crises écologiques », </text:span><text:span text:style-name="T12">Sciences Humaines</text:span><text:span text:style-name="T1">, </text:span><text:span text:style-name="T9">numéro spécial, n°247, avril 2013.</text:span></text:p></text:note-body></text:note>. <text:span text:style-name="T20">Le </text:span><text:span text:style-name="T14">Rapport de l'évaluation des écosystèmes pour le millénaire,</text:span><text:span text:style-name="T20"> remis au secrétaire général de l'Organisation des Nations Unis (ONU) en 2005 établit qu'une nouvelle crise d'extinction est en cours du fait des activités humaines</text:span><text:span text:style-name="T20"><text:note text:id="ftn5" text:note-class="footnote"><text:note-citation>3</text:note-citation><text:note-body><text:p text:style-name="P16">Millennium Ecosystem Assessment, <text:span text:style-name="T12">Ecosystems and Human Well-being: Biodiversity Synthesis,</text:span> World Resources Institute, Washington, DC. <text:s/>2005, p. 2</text:p></text:note-body></text:note></text:span><text:span text:style-name="T20">. C'est la première crise d'extinction d’origine anthropique. Une différence majeure apparaît par rapport aux crises précédentes : le rythme d'extinction des espèces est <text:s/>cent fois plus rapide que le rythme d'extinction naturel</text:span><text:span text:style-name="T20"><text:note text:id="ftn6" text:note-class="footnote"><text:note-citation>4</text:note-citation><text:note-body><text:p text:style-name="P16">Millennium Ecosystem Assessment, <text:span text:style-name="T12">Ecosystems and Human Well-being: Biodiversity Synthesis,</text:span> Op. Cit., p. 44</text:p></text:note-body></text:note></text:span><text:span text:style-name="T20">. L'anthropocène aurait succédé à l'holocène. L'espèce humaine, par son activité serait devenue une force géologique</text:span><text:span text:style-name="T20"><text:note text:id="ftn7" text:note-class="footnote"><text:note-citation>5</text:note-citation><text:note-body><text:p text:style-name="P17">La thèse selon laquelle, la Terre serait entrée dans une nouvelle époque géologique depuis la révolution industrielle, l'anthropocène, développée par Christophe BONNEUIL et Jean Baptiste FRESSOZ dans <text:span text:style-name="T12">L'évènement Anthropocène. La terre, l'histoire et nous</text:span><text:span text:style-name="T1"> (Seuil, 2013, Paris, 320 p.).</text:span></text:p></text:note-body></text:note></text:span><text:span text:style-name="T20">. </text:span></text:p>
      <text:p text:style-name="P5"/>
      <text:p text:style-name="P5"><text:tab/><text:span text:style-name="T21">Les impacts anthropiques sur l'environnement sont importants et polymorphes en particulier depuis la révolution industrielle débutée au Royaume-Uni, au milieu du XVIII° siècle. En plus, des impacts accidentels symbolisés par des catastrophes dites industrielles</text:span><text:span text:style-name="T21"><text:note text:id="ftn0" text:note-class="footnote"><text:note-citation>6</text:note-citation><text:note-body><text:p text:style-name="P18">Pour un éclairage sur la notion de catastrophe, voir, Jean-Pierre DUPUY, <text:span text:style-name="T12">Petite métaphysique des tsunamis</text:span><text:span text:style-name="T1">, <text:s/>Seuil, 2005, Paris, 106 p.</text:span></text:p></text:note-body></text:note></text:span><text:span text:style-name="T21">, telles que celles de Seveso en 1976, de Bophal en 1984 ou Fukushima en 2011, de nombreux indicateurs témoignent du dérèglement climatique, de la pollution de l’air, des sols, des dangers issus des produits chimiques, de l'augmentation des déchets, etc. causés par l'activité humaine. La dégradation de l'environnement, <text:s/>constitue à présent <text:s/>un facteur de détérioration de la santé humaine, voire une menace pour la survie de l'humanité.</text:span></text:p>
      <text:p text:style-name="P5"/>
      <text:p text:style-name="P5"><text:tab/><text:span text:style-name="T22">Les relations entre l'Homme et l'environnement apparaissent, dans ce cadre, comme étant dialectiques. Si la structure économique moderne, basée sur la production et la consommation sans cesse croissante de biens et de services n'est pas soutenable dans le cadre fini de la planète Terre</text:span><text:span text:style-name="T22"><text:note text:id="ftn12" text:note-class="footnote"><text:note-citation>7</text:note-citation><text:note-body><text:p text:style-name="P19">La limite ontologique des modes de production et de consommation basés par la croissance dans le cadre d'une planète aux ressources limitées a été démontrée par l'économiste Nicholas GEORGESCU-ROEGEN dans <text:span text:style-name="T12">La décroissance. Entropie, écologie, économie</text:span>, éd. Sang de la Terre et Ellébore, 2006.</text:p><text:p text:style-name="P18">La finitude des ressources terrestre peut être mesurée par des indicateurs tels que l'empreinte écologique. L'empreinte écologique <text:span text:style-name="T29">est la surface nécessaire à la satisfaction des besoins d'un groupe d'individus. Il faudrait plus de deux planètes si l'ensemble de la population humaine vivait comme les français.</text:span></text:p></text:note-body></text:note></text:span><text:span text:style-name="T22">, la </text:span><text:soft-page-break/><text:span text:style-name="T22">Nature est indispensable à la vie humaine terrestre, en ce qu'elle concourt à des « services écosystémiques ». C'est ce que pointe dès</text:span><text:span text:style-name="T23"> 1972, l</text:span><text:span text:style-name="T24">e rapport </text:span><text:span text:style-name="T26">The limits to growth - Halte à la croissance ?</text:span><text:span text:style-name="T24"> </text:span><text:span text:style-name="T23">publié </text:span><text:span text:style-name="T25">sous la direction de Dennis MEADOWS </text:span><text:span text:style-name="T23">par le Club de Rome. </text:span><text:span text:style-name="T22">Les services écosystémiques désignent les bénéfices obtenus par l'homme, qui sont produits par des interactions au sein de l'écosystème. Une foret, une prairie, une mangrove fournissent des services différents qui permettent le bien-être culturel, spirituel, social, récréatif, sanitaire ou économique</text:span><text:span text:style-name="T22"><text:note text:id="ftn13" text:note-class="footnote"><text:note-citation>8</text:note-citation><text:note-body><text:p text:style-name="P13">Opoprtunities and challenges for business and Industry, p. 3</text:p></text:note-body></text:note></text:span><text:span text:style-name="T22">. Une difficulté du système économique est de parvenir tenir compte des externalités positives issues <text:s/>de la biosphère et des externalités négatives pourtant calculées dans le niveau de production ou de bien-être</text:span><text:span text:style-name="T22"><text:note text:id="ftn1" text:note-class="footnote"><text:note-citation>9</text:note-citation><text:note-body><text:p text:style-name="P22">PIGOU</text:p></text:note-body></text:note></text:span><text:span text:style-name="T22">. Ainsi, le rôle des insectes pollinisateur n'entre pas dans le cadre du produit intérieur brut (PIB) ni de l'indice de développement humain (IDH) au contraire des énergies combustibles brulées dans les embouteillages.</text:span></text:p>
      <text:p text:style-name="P5"/>
      <text:p text:style-name="P2"><text:tab/>Il apparaît, par conséquent, que les écosystèmes, <text:span text:style-name="T29">dans la mesure où ils ne peuvent pas être pris en compte dans le système économique marchand actuel,</text:span> <text:s/>doi<text:span text:style-name="T29">v</text:span>ent être protég<text:span text:style-name="T29">é</text:span>s des impacts résultant de l’activité humaine. <text:span text:style-name="T27">C'est ce que souligne en 1987 le rapport </text:span><text:span text:style-name="T15">Notre avenir à tous</text:span><text:span text:style-name="T5"> rédigé par la Commission mondiale sur l'environnement et le développement de l'Organisation des Nations Unies (ONU) sous la présidence de Gro BRUNDTLAND. Ce rapport établit qu'il serait possible de concilier le développement économique, le bien-être social et la préservation de l'environnement dans le cadre d'un développement </text:span><text:span text:style-name="T4">dit </text:span><text:span text:style-name="T15">soutenable</text:span><text:span text:style-name="T5"> ou </text:span><text:span text:style-name="T15">durable</text:span><text:span text:style-name="T5">. </text:span><text:span text:style-name="T4">Un </text:span><text:span text:style-name="T10">tel développement</text:span><text:span text:style-name="T4"> « </text:span><text:span text:style-name="T16">répond</text:span><text:span text:style-name="T18">[rait]</text:span><text:span text:style-name="T16"> aux besoins du présent sans compromettre la capacité des générations futures de répondre aux leurs</text:span><text:span text:style-name="T4"> »</text:span><text:span text:style-name="T4"><text:note text:id="ftn9" text:note-class="footnote"><text:note-citation>10</text:note-citation><text:note-body><text:p text:style-name="Footnote"/></text:note-body></text:note></text:span><text:span text:style-name="T4">. </text:span><text:span text:style-name="T10">La réalisation d'un tel programme reposerai</text:span><text:span text:style-name="T11">t, nota</text:span><text:span text:style-name="T10">mment, sur des mécanismes incitant les entreprises «</text:span><text:span text:style-name="T18"> à investir dans des mesures préventives, curatives ou compensatoire</text:span><text:span text:style-name="T19">s</text:span><text:span text:style-name="T10"> »</text:span><text:span text:style-name="T10"><text:note text:id="ftn4" text:note-class="footnote"><text:note-citation>11</text:note-citation><text:note-body><text:p text:style-name="P20">Rapport Brundtmand, p. 179.</text:p></text:note-body></text:note></text:span><text:span text:style-name="T10">. L</text:span><text:span text:style-name="T4">a perspective d'un développement durable, </text:span><text:span text:style-name="T10">en tant qu'il </text:span><text:span text:style-name="T6">consiste à aménager le système économique </text:span><text:span text:style-name="T10">est critiqué</text:span><text:span text:style-name="T6">. L'économiste Serge LATOUCHE souligne </text:span><text:span text:style-name="T10">l'oxymore constitué par la locution « développement durable » </text:span><text:span text:style-name="T6">à travers une formule d'un ancien président américain. En 2002, George W. BUSH aurait affirmer : « </text:span><text:span text:style-name="T17">Parce qu’elle est la clef du progrès environnemental, parce qu’elle fournit les ressources permettant d’investir dans les technologies propres, la croissance est la solution, non le problème</text:span><text:span text:style-name="T6"> »</text:span><text:span text:style-name="T6"><text:note text:id="ftn8" text:note-class="footnote"><text:note-citation>12</text:note-citation><text:note-body><text:p text:style-name="P21">Serge LATOUCHE, « Pour une société de décroissance », <text:span text:style-name="T12">Le Monde Diplomatique</text:span><text:span text:style-name="T1">, novembre 2003.</text:span></text:p></text:note-body></text:note></text:span><text:span text:style-name="T6">.</text:span></text:p>
      <text:p text:style-name="P3"/>
      <text:p text:style-name="P4"><text:soft-page-break/><text:tab/><text:span text:style-name="T32">Les mesures d'évitement, de réduction, et de compensation des impacts environnementaux présentées dans le rapport Brundtland comme concourant à la préservation de l'environnement, existent en France où elles font l'objet d'une « Doctrine Nationale » s'appliquant à divers plans, programmes et projets faisant l'objet d'une autorisation administrative. La séquence « éviter, réduire, compenser » vise, respectivement, à éviter en amont les impacts environnementaux ; à réduire les impacts qui n'ont pu être évités, puis à compenser les impacts dits résiduels. Dans le cadre de cette séquence, les mesures compensatoires apparaissent être les plus complexes à mettre en œuvre dans la mesure où elles constituent des actions écologiques, par exemple, <text:s/>de restauration visant à contrebalancer les effets négatifs d'un projet sur l'environnement. </text:span></text:p>
      <text:p text:style-name="P4"/>
      <text:p text:style-name="P4"><text:tab/><text:span text:style-name="T33">En France, les mesures compensatoires sont de création plus récente que les mesures d'évitement et de réduction. Si la compensation écologique existe largement dans le monde, elle prend des formes diverses.</text:span></text:p>
      <text:p text:style-name="P4"/>
      <text:list xml:id="list2104976112551283173" text:style-name="L1">
        <text:list-item>
          <text:p text:style-name="P7"><text:span text:style-name="T31">Approche historique</text:span></text:p>
        </text:list-item>
      </text:list>
      <text:p text:style-name="P6"><text:span text:style-name="T31"/></text:p>
      <text:list xml:id="list202831087130785" text:continue-numbering="true" text:style-name="L1">
        <text:list-item>
          <text:p text:style-name="P8"><text:span text:style-name="T31">A</text:span><text:span text:style-name="T30">pproche comparative</text:span></text:p>
        </text:list-item>
      </text:list>
      <text:p text:style-name="P4"/>
      <text:p text:style-name="P3"><text:tab/></text:p>
      <text:p text:style-name="P9"/>
      <text:p text:style-name="P1"><text:tab/><text:span text:style-name="T28">Afin de concilier les piliers du développement durable, le droit français procède à un encadrement des activités impactant l'environnement. Différentes polices administratives visent à préserver, par exemple, </text:span><text:span text:style-name="T6">la commodité du voisinage, la santé, la sécurité, la salubrité publiques, l'agriculture, la protection de la nature, de l'environnement et des paysages, l'utilisation rationnelle de l'énergie, la conservation des sites et des monuments ainsi que des éléments du patrimoine archéologique</text:span><text:span text:style-name="T6"><text:note text:id="ftn14" text:note-class="footnote"><text:note-citation>13</text:note-citation><text:note-body><text:p text:style-name="Footnote"/></text:note-body></text:note></text:span><text:span text:style-name="T6"> </text:span><text:span text:style-name="T7">et</text:span><text:span text:style-name="T6"> la gestion durable de la ressource en eau</text:span><text:span text:style-name="T6"><text:note text:id="ftn15" text:note-class="footnote"><text:note-citation>14</text:note-citation><text:note-body><text:p text:style-name="Footnote"/></text:note-body></text:note></text:span><text:span text:style-name="T6">. </text:span><text:span text:style-name="T7">Ces polices administratives prennent la forme d'un permis. Par exemple, les installations classées pour la protection de l'environnement (ICPE), peuvent, faire l'objet de trois régimes différents : le régime de l'autorisation, le régime de l'enregistrement et le rédime de la déclaration. La nomenclature des installations classées détermine le régime applicable en fonction de seuils. La rubrique 1510 relative au stockage de matières, produits ou substances combustibles dans des entrepôts couverts détermine ainsi un régime différencié suivant que le volume d'un entrepôt est supérieur ou égal à 5 000 m³ <text:s/>mais inférieur à 50 000 m³ (le régime de la déclaration s'applique), </text:span><text:span text:style-name="T8">s</text:span><text:span text:style-name="T7">upérieur ou égal à 50 000 m³ mais inférieur à 300 000 m³ (le régime de l'enregistrement s'applique), ou </text:span><text:span text:style-name="T8">s</text:span><text:span text:style-name="T7">upérieur ou égal à 300 000 m³ (le régime de l'autorisation s'applique). </text:span><text:span text:style-name="T2">Une installation est autorisée par arrêté préfectoral à la suite d'une procédure complexe comprenant en particulier une étude d'impact environnementale visant à s'assurer de la limitation maximum des incidences sur l'environnement. </text:span></text:p>
      <text:p text:style-name="P1"/>
      <text:p text:style-name="P1"><text:span text:style-name="T2"><text:tab/>L'étude d'impact se fonde sur la doctrine « éviter, réduire, compenser ». Cette doctrine apparaît dès le </text:span><text:span text:style-name="T3">rapport </text:span><text:span text:style-name="T2">Brundtland</text:span><text:span text:style-name="T2"><text:note text:id="ftn16" text:note-class="footnote"><text:note-citation>15</text:note-citation><text:note-body><text:p text:style-name="P11"><text:span text:style-name="T4">« </text:span><text:span text:style-name="T3">On peut encourager les entreprises à investir dans des mesures préventives, curatives ou compensatoires en leur accordant des subventions de différentes sortes. En réalité, dans la plupart des pays industrialisés et dans de nombreux pays en développement, les subventions représentent un moyen fréquent d’encourager les sociétés à investir dans des mesures nécessaires pour prévenir les dommages extérieurs. », </text:span><text:span text:style-name="T2">I</text:span><text:span text:style-name="T3">n </text:span><text:span text:style-name="T13">Rapport Brundtland</text:span><text:span text:style-name="T3">, p. 179</text:span></text:p><text:p text:style-name="P12">http://www.diplomatie.gouv.fr/fr/sites/odyssee-developpement-durable/files/5/rapport_brundtland.pdf</text:p></text:note-body></text:note></text:span><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1T18:11:50.720901865</meta:creation-date>
    <meta:generator>LibreOffice/4.2.4.2$Linux_X86_64 LibreOffice_project/420m0$Build-2</meta:generator>
    <dc:date>2014-08-01T20:28:30.203401100</dc:date>
    <meta:editing-duration>PT2H15M49S</meta:editing-duration>
    <meta:editing-cycles>3</meta:editing-cycles>
    <meta:document-statistic meta:table-count="0" meta:image-count="0" meta:object-count="0" meta:page-count="4" meta:paragraph-count="25" meta:word-count="1494" meta:character-count="10145" meta:non-whitespace-character-count="8658"/>
  </office:meta>
</office:document-meta>
</file>